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366cm" fo:min-width="21.654cm"/>
    </style:style>
    <style:style style:name="gr2" style:family="graphic" style:parent-style-name="standard">
      <style:graphic-properties svg:stroke-width="0.106cm" svg:stroke-color="#ffffff" draw:marker-start-width="0.359cm" draw:marker-end-width="0.359cm" draw:fill="solid" draw:fill-color="#191919" draw:textarea-horizontal-align="justify" draw:textarea-vertical-align="middle" draw:auto-grow-height="false" fo:min-height="3.644cm" fo:min-width="2.595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191919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svg:stroke-color="#81d4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334cm"/>
      <style:paragraph-properties style:writing-mode="lr-tb"/>
    </style:style>
    <style:style style:name="gr6" style:family="graphic" style:parent-style-name="standard">
      <style:graphic-properties svg:stroke-color="#5983b0" draw:fill-color="#5983b0" draw:textarea-vertical-align="middle"/>
    </style:style>
    <style:style style:name="gr7" style:family="graphic" style:parent-style-name="objectwithoutfill">
      <style:graphic-properties svg:stroke-color="#5983b0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4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977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solid" draw:fill-color="#19191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style:text-properties fo:color="#5983b0"/>
    </style:style>
    <style:style style:name="P7" style:family="paragraph">
      <loext:graphic-properties draw:fill="none" draw:fill-color="#ffffff"/>
      <style:paragraph-properties style:writing-mode="lr-tb"/>
      <style:text-properties fo:color="#5983b0" fo:font-size="15pt" style:font-size-asian="15pt" style:font-size-complex="15pt"/>
    </style:style>
    <style:style style:name="P8" style:family="paragraph">
      <style:text-properties fo:color="#81d41a"/>
    </style:style>
    <style:style style:name="P9" style:family="paragraph">
      <loext:graphic-properties draw:fill="none" draw:fill-color="#ffffff"/>
      <style:paragraph-properties style:writing-mode="lr-tb"/>
      <style:text-properties fo:color="#81d41a"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5983b0" fo:font-size="15pt" style:font-size-asian="15pt" style:font-size-complex="15pt"/>
    </style:style>
    <style:style style:name="T3" style:family="text">
      <style:text-properties fo:color="#81d41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54cm" svg:height="15.366cm" svg:x="0cm" svg:y="-0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6.4cm" svg:x="9.78cm" svg:y="0.3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3" draw:text-style-name="P1" draw:layer="layout" svg:width="3.4cm" svg:height="3.6cm" svg:x="5.28cm" svg:y="9.929cm">
          <text:p/>
        </draw:ellipse>
        <draw:ellipse draw:style-name="gr3" draw:text-style-name="P1" draw:layer="layout" svg:width="2.2cm" svg:height="3.6cm" svg:x="14.68cm" svg:y="9.929cm">
          <text:p/>
        </draw:ellipse>
        <draw:line draw:style-name="gr4" draw:text-style-name="P3" draw:layer="layout" svg:x1="3.68cm" svg:y1="11.729cm" svg:x2="5.08cm" svg:y2="11.729cm">
          <text:p/>
        </draw:line>
        <draw:line draw:style-name="gr4" draw:text-style-name="P3" draw:layer="layout" svg:x1="10.18cm" svg:y1="11.729cm" svg:x2="8.88cm" svg:y2="11.729cm">
          <text:p/>
        </draw:line>
        <draw:frame draw:style-name="gr5" draw:text-style-name="P4" draw:layer="layout" svg:width="3.834cm" svg:height="0.861cm" svg:x="10.246cm" svg:y="13.868cm">
          <draw:text-box>
            <text:p><text:span text:style-name="T1">Beach ball</text:span></text:p>
          </draw:text-box>
        </draw:frame>
        <draw:circle draw:style-name="gr6" draw:text-style-name="P5" xml:id="id1" draw:id="id1" draw:layer="layout" svg:width="0.4cm" svg:height="0.4cm" svg:x="5.08cm" svg:y="11.529cm">
          <text:p/>
        </draw:circle>
        <draw:circle draw:style-name="gr6" draw:text-style-name="P5" xml:id="id2" draw:id="id2" draw:layer="layout" svg:width="0.4cm" svg:height="0.4cm" svg:x="8.48cm" svg:y="11.529cm">
          <text:p/>
        </draw:circle>
        <draw:circle draw:style-name="gr6" draw:text-style-name="P5" draw:layer="layout" svg:width="0.4cm" svg:height="0.4cm" svg:x="14.48cm" svg:y="11.529cm">
          <text:p/>
        </draw:circle>
        <draw:circle draw:style-name="gr6" draw:text-style-name="P5" xml:id="id3" draw:id="id3" draw:layer="layout" svg:width="0.4cm" svg:height="0.4cm" svg:x="16.68cm" svg:y="11.529cm">
          <text:p/>
        </draw:circle>
        <draw:connector draw:style-name="gr7" draw:text-style-name="P3" draw:layer="layout" svg:x1="5.48cm" svg:y1="11.729cm" svg:x2="8.48cm" svg:y2="11.729cm" draw:start-shape="id1" draw:start-glue-point="1" draw:end-shape="id2" draw:end-glue-point="3" svg:d="M5480 11729h3000" svg:viewBox="0 0 3001 1">
          <text:p/>
        </draw:connector>
        <draw:frame draw:style-name="gr8" draw:text-style-name="P7" draw:layer="layout" svg:width="1.932cm" svg:height="0.839cm" svg:x="6.18cm" svg:y="10.89cm">
          <draw:text-box>
            <text:p text:style-name="P6"><text:span text:style-name="T2">20cm</text:span></text:p>
          </draw:text-box>
        </draw:frame>
        <draw:connector draw:style-name="gr7" draw:text-style-name="P3" draw:layer="layout" svg:x1="14.78cm" svg:y1="11.729cm" svg:x2="16.68cm" svg:y2="11.729cm" draw:end-shape="id3" draw:end-glue-point="3" svg:d="M14780 11729h1900" svg:viewBox="0 0 1901 1">
          <text:p/>
        </draw:connector>
        <draw:frame draw:style-name="gr9" draw:text-style-name="P7" draw:layer="layout" svg:width="1.802cm" svg:height="0.839cm" svg:x="14.878cm" svg:y="10.729cm">
          <draw:text-box>
            <text:p text:style-name="P6"><text:span text:style-name="T2">15cm</text:span></text:p>
          </draw:text-box>
        </draw:frame>
        <draw:frame draw:style-name="gr10" draw:text-style-name="P9" draw:layer="layout" svg:width="1.861cm" svg:height="0.839cm" svg:x="3.38cm" svg:y="12.329cm">
          <draw:text-box>
            <text:p text:style-name="P8"><text:span text:style-name="T3">Force</text:span></text:p>
          </draw:text-box>
        </draw:frame>
        <draw:frame draw:style-name="gr11" draw:text-style-name="P10" draw:layer="layout" svg:width="4.477cm" svg:height="0.861cm" svg:x="9.58cm" svg:y="7.068cm">
          <draw:text-box>
            <text:p><text:span text:style-name="T1">Iron cylinder</text:span></text:p>
          </draw:text-box>
        </draw:frame>
        <draw:line draw:style-name="gr4" draw:text-style-name="P3" draw:layer="layout" svg:x1="7.58cm" svg:y1="3.829cm" svg:x2="9.68cm" svg:y2="3.829cm">
          <text:p/>
        </draw:line>
        <draw:line draw:style-name="gr4" draw:text-style-name="P3" draw:layer="layout" svg:x1="15.48cm" svg:y1="3.829cm" svg:x2="13.08cm" svg:y2="3.829cm">
          <text:p/>
        </draw:line>
        <draw:frame draw:style-name="gr10" draw:text-style-name="P9" draw:layer="layout" svg:width="1.861cm" svg:height="0.839cm" svg:x="7.48cm" svg:y="4.429cm">
          <draw:text-box>
            <text:p text:style-name="P8"><text:span text:style-name="T3">Force</text:span></text:p>
          </draw:text-box>
        </draw:frame>
        <draw:line draw:style-name="gr4" draw:text-style-name="P3" draw:layer="layout" svg:x1="13.08cm" svg:y1="11.729cm" svg:x2="14.48cm" svg:y2="11.729cm">
          <text:p/>
        </draw:line>
        <draw:line draw:style-name="gr4" draw:text-style-name="P3" draw:layer="layout" svg:x1="18.38cm" svg:y1="11.729cm" svg:x2="17.08cm" svg:y2="11.729cm">
          <text:p/>
        </draw:line>
        <draw:frame draw:style-name="gr10" draw:text-style-name="P9" draw:layer="layout" svg:width="1.861cm" svg:height="0.839cm" svg:x="12.819cm" svg:y="12.229cm">
          <draw:text-box>
            <text:p text:style-name="P8"><text:span text:style-name="T3">For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7T17:15:30.035935651</meta:creation-date>
    <dc:date>2025-03-08T02:43:43.738580873</dc:date>
    <meta:editing-duration>PT4M25S</meta:editing-duration>
    <meta:editing-cycles>3</meta:editing-cycles>
    <meta:generator>LibreOffice/6.4.7.2$Linux_X86_64 LibreOffice_project/40$Build-2</meta:generator>
    <meta:document-statistic meta:object-count="23"/>
  </office:meta>
</office:document-meta>
</file>